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7dcf" officeooo:paragraph-rsid="00187dcf"/>
    </style:style>
    <style:style style:name="P2" style:family="paragraph" style:parent-style-name="Standard">
      <style:paragraph-properties fo:text-align="center" style:justify-single-word="false"/>
      <style:text-properties officeooo:rsid="00187dcf" officeooo:paragraph-rsid="00187dcf"/>
    </style:style>
    <style:style style:name="P3" style:family="paragraph" style:parent-style-name="Standard">
      <style:text-properties officeooo:rsid="00187dcf" officeooo:paragraph-rsid="0018c4be"/>
    </style:style>
    <style:style style:name="P4" style:family="paragraph" style:parent-style-name="Standard">
      <style:text-properties fo:font-style="italic" officeooo:rsid="00187dcf" officeooo:paragraph-rsid="00187dcf" style:font-style-asian="italic" style:font-style-complex="italic"/>
    </style:style>
    <style:style style:name="P5" style:family="paragraph" style:parent-style-name="Standard">
      <style:text-properties officeooo:rsid="0018c4be" officeooo:paragraph-rsid="0018c4be"/>
    </style:style>
    <style:style style:name="P6" style:family="paragraph" style:parent-style-name="Standard">
      <style:text-properties officeooo:rsid="0018c4be" officeooo:paragraph-rsid="001ac307"/>
    </style:style>
    <style:style style:name="P7" style:family="paragraph" style:parent-style-name="Standard">
      <style:text-properties officeooo:rsid="001ac307" officeooo:paragraph-rsid="001ac307"/>
    </style:style>
    <style:style style:name="P8" style:family="paragraph" style:parent-style-name="Standard">
      <style:text-properties officeooo:rsid="001c53ba" officeooo:paragraph-rsid="001c53ba"/>
    </style:style>
    <style:style style:name="P9" style:family="paragraph" style:parent-style-name="Standard">
      <style:text-properties officeooo:rsid="0018c4be" officeooo:paragraph-rsid="001d6b87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187dc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87dcf"/>
    </style:style>
    <style:style style:name="T4" style:family="text">
      <style:text-properties officeooo:rsid="0018c4be"/>
    </style:style>
    <style:style style:name="T5" style:family="text">
      <style:text-properties style:text-position="0% 100%"/>
    </style:style>
    <style:style style:name="T6" style:family="text">
      <style:text-properties officeooo:rsid="001ac307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87dcf"/>
    </style:style>
    <style:style style:name="T10" style:family="text">
      <style:text-properties officeooo:rsid="001d6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ce of Normal Path<text:span text:style-name="T4">s</text:span></text:p>
      <text:p text:style-name="P2">by Sven Nilsen, 2019</text:p>
      <text:p text:style-name="P1"/>
      <text:p text:style-name="P4">In this paper I introduce a non-ambiguous notation for existence of normal paths.</text:p>
      <text:p text:style-name="P1"/>
      <text:p text:style-name="P1"><text:span text:style-name="T6">E</text:span>xistence of a normal path<text:span text:style-name="T8"><text:reference-ref text:reference-format="text" text:ref-name="1">[1]</text:reference-ref></text:span> is expressed in path semantics by putting `∃?` in front of a normal path:</text:p>
      <text:p text:style-name="P1"/>
      <text:p text:style-name="P1"><text:tab/>∃?f[g<text:span text:style-name="T2">i→n</text:span>] : bool</text:p>
      <text:p text:style-name="P1"/>
      <text:p text:style-name="P1">It is equivalent to asking whether the path set<text:span text:style-name="T8"><text:reference-ref text:reference-format="text" text:ref-name="2">[2]</text:reference-ref></text:span> is <text:span text:style-name="T10">non-</text:span>empty:</text:p>
      <text:p text:style-name="P1"/>
      <text:p text:style-name="P1"><text:tab/>∃?f[g<text:span text:style-name="T2">i→n</text:span>]<text:tab/>&lt;=&gt;<text:tab/>f[g<text:span text:style-name="T2">i→n</text:span>] <text:span text:style-name="T10">&lt;¬</text:span>=&gt; {}</text:p>
      <text:p text:style-name="P1"/>
      <text:p text:style-name="P1">It can also be expressed in first-order logic<text:span text:style-name="T8"><text:reference-ref text:reference-format="text" text:ref-name="3">[3]</text:reference-ref></text:span>:</text:p>
      <text:p text:style-name="P1"/>
      <text:p text:style-name="P1"><text:tab/>∃?f[g<text:span text:style-name="T2">i→n</text:span>] &lt;=&gt; ∃ h { ∀ x : ∀f { f(g<text:span text:style-name="T2">0</text:span>(x<text:span text:style-name="T2">0</text:span>), g<text:span text:style-name="T2">1</text:span>(x<text:span text:style-name="T2">1</text:span>), … , g<text:span text:style-name="T2">n-1</text:span>(x<text:span text:style-name="T2">n-1</text:span>)) = g<text:span text:style-name="T2">n</text:span>(h(x<text:span text:style-name="T2">0</text:span>, x<text:span text:style-name="T2">1</text:span>, … , x<text:span text:style-name="T2">n-1</text:span>)) }</text:p>
      <text:p text:style-name="P1"/>
      <text:p text:style-name="P1">Here, `∀f` means the trivial path (domain) of `f`<text:span text:style-name="T8"><text:reference-ref text:reference-format="text" text:ref-name="4">[4]</text:reference-ref></text:span>.</text:p>
      <text:p text:style-name="P1"/>
      <text:p text:style-name="P5">A common way to write is a function that can be substituted with another:</text:p>
      <text:p text:style-name="P5"/>
      <text:p text:style-name="P5"><text:tab/><text:span text:style-name="T1">f[g</text:span><text:span text:style-name="T3">i→n</text:span><text:span text:style-name="T1">] </text:span>&lt;=&gt; h</text:p>
      <text:p text:style-name="P1"/>
      <text:p text:style-name="P5">The substitution is valid if and only if the following equation has a solution <text:span text:style-name="T6">`h`</text:span>:</text:p>
      <text:p text:style-name="P5"/>
      <text:p text:style-name="P6"><text:tab/><text:span text:style-name="T1">∀ x : ∀f { f(g</text:span><text:span text:style-name="T3">0</text:span><text:span text:style-name="T1">(x</text:span><text:span text:style-name="T3">0</text:span><text:span text:style-name="T1">), g</text:span><text:span text:style-name="T3">1</text:span><text:span text:style-name="T1">(x</text:span><text:span text:style-name="T3">1</text:span><text:span text:style-name="T1">), … , g</text:span><text:span text:style-name="T3">n-1</text:span><text:span text:style-name="T1">(x</text:span><text:span text:style-name="T3">n-1</text:span><text:span text:style-name="T1">)) = g</text:span><text:span text:style-name="T3">n</text:span><text:span text:style-name="T1">(h(x</text:span><text:span text:style-name="T3">0</text:span><text:span text:style-name="T1">, x</text:span><text:span text:style-name="T3">1</text:span><text:span text:style-name="T1">, … , x</text:span><text:span text:style-name="T3">n-1</text:span><text:span text:style-name="T1">)) }</text:span></text:p>
      <text:p text:style-name="P5"/>
      <text:p text:style-name="P5">For multiple solutions, one can write <text:span text:style-name="T10">(where `h` is a function)</text:span>:</text:p>
      <text:p text:style-name="P5"/>
      <text:p text:style-name="P5"><text:tab/><text:span text:style-name="T1">f[g</text:span><text:span text:style-name="T3">i→n</text:span><text:span text:style-name="T1">] </text:span>=&gt; h</text:p>
      <text:p text:style-name="P5"/>
      <text:p text:style-name="P9">Multiple solutions can also be expressed as the path set<text:span text:style-name="T9"><text:reference-ref text:reference-format="text" text:ref-name="2">[2]</text:reference-ref></text:span> containing at least two functions:</text:p>
      <text:p text:style-name="P5"/>
      <text:p text:style-name="P5"><text:tab/><text:span text:style-name="T1">f[g</text:span><text:span text:style-name="T3">i→n</text:span><text:span text:style-name="T1">] &lt;</text:span>=&gt; {h<text:span text:style-name="T2">0</text:span>, h<text:span text:style-name="T2">1</text:span><text:span text:style-name="T5">, …</text:span>}</text:p>
      <text:p text:style-name="P1"/>
      <text:p text:style-name="P1">The notation `∃?` is used to <text:span text:style-name="T4">not mix notation with the existential path:</text:span></text:p>
      <text:p text:style-name="P1"/>
      <text:p text:style-name="P3"><text:tab/>∃f<text:tab/><text:span text:style-name="T4">Existential path (a function that tells what `f` returns, codomain)</text:span></text:p>
      <text:p text:style-name="P3"/>
      <text:p text:style-name="P3"><text:tab/>∃?<text:span text:style-name="T4">f<text:tab/>Existence of function (`true` if the function `f` exists, `false` otherwise)</text:span></text:p>
      <text:p text:style-name="P3"/>
      <text:p text:style-name="P8">It makes only sense to ask whether a function exists in a language</text:p>
      <text:p text:style-name="P8">that can talk about the function indirectly.</text:p>
      <text:p text:style-name="P8">The expression `<text:span text:style-name="T1">f[g</text:span><text:span text:style-name="T3">i→n</text:span><text:span text:style-name="T1">]</text:span>` points to a function “out there” that<text:line-break/>predicts property `g<text:span text:style-name="T2">n</text:span>` from properties `g<text:span text:style-name="T2">i</text:span>` of `f`.</text:p>
      <text:h text:style-name="P10" text:outline-level="3">References:</text:h>
      <text:p text:style-name="P5"/>
      <text:p text:style-name="P7"><text:reference-mark-start text:name="1"/>[1]<text:reference-mark-end text:name="1"/><text:tab/>“Normal Paths”</text:p>
      <text:p text:style-name="P7"><text:tab/>Sven Nilsen, 2019</text:p>
      <text:p text:style-name="P7"><text:tab/><text:a xlink:type="simple" xlink:href="https://github.com/advancedresearch/path_semantics/blob/master/papers-wip/normal-paths.pdf" text:style-name="Internet_20_link" text:visited-style-name="Visited_20_Internet_20_Link"><text:span text:style-name="T7">https://github.com/advancedresearch/path_semantics/blob/master/papers-wip/normal-paths.pdf</text:span></text:a></text:p>
      <text:p text:style-name="P7"/>
      <text:p text:style-name="P7"><text:reference-mark-start text:name="2"/>[2]<text:reference-mark-end text:name="2"/><text:tab/>“Path Sets”</text:p>
      <text:p text:style-name="P7"><text:tab/>Sven Nilsen, 2017</text:p>
      <text:p text:style-name="P7"><text:tab/><text:a xlink:type="simple" xlink:href="https://github.com/advancedresearch/path_semantics/blob/master/papers-wip/path-sets.pdf" text:style-name="Internet_20_link" text:visited-style-name="Visited_20_Internet_20_Link"><text:span text:style-name="T7">https://github.com/advancedresearch/path_semantics/blob/master/papers-wip/path-sets.pdf</text:span></text:a></text:p>
      <text:p text:style-name="P7"/>
      <text:p text:style-name="P7"><text:reference-mark-start text:name="3"/>[3]<text:reference-mark-end text:name="3"/><text:tab/>“First-order logic”</text:p>
      <text:p text:style-name="P7"><text:tab/>Wikipedia</text:p>
      <text:p text:style-name="P7"><text:tab/><text:a xlink:type="simple" xlink:href="https://en.wikipedia.org/wiki/First-order_logic" text:style-name="Internet_20_link" text:visited-style-name="Visited_20_Internet_20_Link"><text:span text:style-name="T7">https://en.wikipedia.org/wiki/First-order_logic</text:span></text:a></text:p>
      <text:p text:style-name="P7"/>
      <text:p text:style-name="P7"><text:reference-mark-start text:name="4"/>[4]<text:reference-mark-end text:name="4"/><text:tab/>“Constrained Functions”</text:p>
      <text:p text:style-name="P7"><text:tab/>Sven Nilsen, 2017</text:p>
      <text:p text:style-name="P7"><text:tab/><text:a xlink:type="simple" xlink:href="https://github.com/advancedresearch/path_semantics/blob/master/papers-wip/constrained-functions.pdf" text:style-name="Internet_20_link" text:visited-style-name="Visited_20_Internet_20_Link"><text:span text:style-name="T7">https://github.com/advancedresearch/path_semantics/blob/master/papers-wip/constrained-functions.pdf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8:55:30.509066000</meta:creation-date>
    <dc:date>2019-08-19T00:04:44.720340000</dc:date>
    <meta:editing-duration>PT6M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7" meta:word-count="282" meta:character-count="1906" meta:non-whitespace-character-count="1644"/>
  </office:meta>
</office:document-meta>
</file>